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nifont" svg:font-family="unifont" style:font-family-generic="roman"/>
    <style:font-face style:name="Linux Libertine" svg:font-family="Linux Libertine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bor One" svg:font-family="Labor One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2pt" style:font-size-asian="12pt"/>
    </style:style>
    <style:style style:name="P6" style:parent-style-name="Standard" style:family="paragraph">
      <style:text-properties fo:font-size="12pt" style:font-size-asian="12pt"/>
    </style:style>
    <style:style style:name="P7" style:parent-style-name="Standard" style:family="paragraph">
      <style:text-properties fo:font-weight="bold" style:font-weight-asian="bold" fo:font-size="12pt" style:font-size-asian="12pt"/>
    </style:style>
    <style:style style:name="P8" style:parent-style-name="Standard" style:family="paragraph">
      <style:text-properties fo:font-size="12pt" style:font-size-asian="12pt"/>
    </style:style>
    <style:style style:name="P9" style:parent-style-name="Standard" style:family="paragraph">
      <style:text-properties fo:font-size="12pt" style:font-size-asian="12pt"/>
    </style:style>
    <style:style style:name="P10" style:parent-style-name="Standard" style:family="paragraph">
      <style:text-properties fo:font-size="12pt" style:font-size-asian="12pt"/>
    </style:style>
    <style:style style:name="P11" style:parent-style-name="Standard" style:family="paragraph">
      <style:text-properties fo:font-size="12pt" style:font-size-asian="12pt"/>
    </style:style>
    <style:style style:name="P12" style:parent-style-name="Standard" style:family="paragraph">
      <style:text-properties fo:font-size="12pt" style:font-size-asian="12pt"/>
    </style:style>
    <style:style style:name="T13" style:parent-style-name="Absatz-Standardschriftart" style:family="text">
      <style:text-properties fo:font-weight="bold" style:font-weight-asian="bold"/>
    </style:style>
    <style:style style:name="P14" style:parent-style-name="Standard" style:family="paragraph">
      <style:text-properties fo:font-size="12pt" style:font-size-asian="12pt"/>
    </style:style>
    <style:style style:name="T15" style:parent-style-name="Absatz-Standardschriftart" style:family="text">
      <style:text-properties fo:font-weight="bold" style:font-weight-asian="bold"/>
    </style:style>
    <style:style style:name="P16" style:parent-style-name="Standard" style:family="paragraph">
      <style:text-properties fo:font-size="12pt" style:font-size-asian="12pt"/>
    </style:style>
    <style:style style:name="P17" style:parent-style-name="Standard" style:family="paragraph">
      <style:text-properties fo:font-size="14pt" style:font-size-asian="14pt"/>
    </style:style>
    <style:style style:name="P18" style:parent-style-name="Standard" style:family="paragraph">
      <style:text-properties fo:font-size="14pt" style:font-size-asian="14pt"/>
    </style:style>
    <style:style style:name="T19" style:parent-style-name="Absatz-Standardschriftart" style:family="text">
      <style:text-properties fo:font-size="12pt" style:font-size-asian="12pt"/>
    </style:style>
    <style:style style:name="T20" style:parent-style-name="Absatz-Standardschriftart" style:family="text">
      <style:text-properties fo:font-size="12pt" style:font-size-asian="12pt"/>
    </style:style>
    <style:style style:name="T21" style:parent-style-name="Absatz-Standardschriftart" style:family="text">
      <style:text-properties fo:font-style="italic" style:font-style-asian="italic" fo:font-size="10pt" style:font-size-asian="10pt"/>
    </style:style>
    <style:style style:name="P22" style:parent-style-name="Standard" style:family="paragraph">
      <style:text-properties fo:font-size="12pt" style:font-size-asian="12pt"/>
    </style:style>
    <style:style style:name="P23" style:parent-style-name="Standard" style:family="paragraph">
      <style:text-properties fo:font-size="12pt" style:font-size-asian="12pt"/>
    </style:style>
    <style:style style:name="P24" style:parent-style-name="Standard" style:family="paragraph">
      <style:text-properties fo:font-size="12pt" style:font-size-asian="12pt"/>
    </style:style>
    <style:style style:name="P25" style:parent-style-name="Standard" style:family="paragraph">
      <style:paragraph-properties fo:text-align="end"/>
    </style:style>
    <style:style style:name="T26" style:parent-style-name="Absatz-Standardschriftart" style:family="text">
      <style:text-properties fo:font-size="12pt" style:font-size-asian="12pt"/>
    </style:style>
  </office:automatic-styles>
  <office:body>
    <office:text text:use-soft-page-breaks="true">
      <text:p text:style-name="P1">Labor e.V.<text:line-break/>Alleestraße 50<text:line-break/>44793 Bochum</text:p>
      <text:p text:style-name="P6"/>
      <text:p text:style-name="P7">Mitgliedsantrag im Labor e.V. Bochum</text:p>
      <text:p text:style-name="P8"><text:line-break/>Vorname:<text:tab/><text:tab/>______________________________________________________</text:p>
      <text:p text:style-name="P9">Nachname:<text:tab/><text:tab/>______________________________________________________</text:p>
      <text:p text:style-name="P10">Anschrift:<text:tab/><text:tab/>______________________________________________________</text:p>
      <text:p text:style-name="P11">Telefon/Mail:<text:s/><text:tab/><text:tab/>______________________________________________________</text:p>
      <text:p text:style-name="P12">Ich wähle meinen Mitgliedsbeitrag in Höhe von</text:p>
      <text:p text:style-name="Standard">[ <text:s/>] 5€ <text:s text:c="10"/><text:span text:style-name="T13">[ <text:s/>] 10€</text:span><text:s text:c="10"/>[ <text:s/>] 20€ <text:s text:c="8"/>[ <text:s/>] ____________</text:p>
      <text:p text:style-name="P14">und überweise diesen</text:p>
      <text:p text:style-name="Standard">[ <text:s/>] monatlich <text:s text:c="9"/><text:span text:style-name="T15">[ <text:s/>] alle 3 Monate <text:s text:c="9"/></text:span>[ <text:s/>] halbjährlich <text:s text:c="9"/>[ <text:s/>] jährlich</text:p>
      <text:p text:style-name="P16">auf das Konto des Labor e.V.:</text:p>
      <text:p text:style-name="Standard">IBAN: DE72 4305 0001 0033 4191 77<text:line-break/>BIC: WELADED1BOC<text:line-break/>Sparkasse Bochum<text:line-break/>( Konto 334 191 77 / BLZ 430 500 01 )</text:p>
      <text:p text:style-name="Standard">Ich möchte Mitglied im Labor e.V. werden und zahle meinen Mitgliedsbeitrag<text:s/>wie oben angegeben.<text:line-break/>Änderungen meiner Anschrift<text:s/>teile ich dem Verein unverzüglich mit.</text:p>
      <text:p text:style-name="P17"/>
      <text:p text:style-name="P18"/>
      <text:p text:style-name="Standard"><text:span text:style-name="T19">______________________________________________________</text:span><text:span text:style-name="T20"><text:line-break/></text:span><text:span text:style-name="T21">Datum, Unterschrift</text:span></text:p>
      <text:p text:style-name="P22"/>
      <text:p text:style-name="P23"/>
      <text:p text:style-name="P24"/>
      <text:p text:style-name="P25"><text:span text:style-name="T26">das-labor.or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nifont" svg:font-family="unifont" style:font-family-generic="roman"/>
    <style:font-face style:name="Linux Libertine" svg:font-family="Linux Libertine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bor One" svg:font-family="Labor One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Default" style:display-name="Default" style:family="paragraph">
      <style:paragraph-properties style:vertical-align="baseline" fo:margin-bottom="0in" fo:line-height="100%"/>
      <style:text-properties style:font-name="unifont" style:font-name-asian="Linux Libertine" style:font-name-complex="Liberation Sans" fo:color="#000000" style:letter-kerning="true" fo:font-size="18pt" style:font-size-asian="18pt" style:font-size-complex="12pt" fo:language="en" fo:country="US" style:language-asian="zh" style:country-asian="CN" style:language-complex="hi" style:country-complex="IN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Default" style:family="paragraph">
      <style:paragraph-properties fo:text-align="end" fo:line-height="200%"/>
    </style:style>
    <style:style style:name="T3" style:parent-style-name="Absatz-Standardschriftart" style:family="text">
      <style:text-properties style:font-name="Labor One" fo:color="#333333" fo:font-size="54pt" style:font-size-asian="54pt" style:font-size-complex="54pt"/>
    </style:style>
    <style:style style:name="T4" style:parent-style-name="Absatz-Standardschriftart" style:family="text">
      <style:text-properties style:font-name="Labor One" fo:color="#009999" fo:font-size="54pt" style:font-size-asian="54pt" style:font-size-complex="54pt"/>
    </style:style>
    <style:style style:name="T5" style:parent-style-name="Absatz-Standardschriftart" style:family="text">
      <style:text-properties style:font-name="Labor One" fo:color="#333333" fo:font-size="54pt" style:font-size-asian="54pt" style:font-size-complex="54pt"/>
    </style:style>
  </office:automatic-styles>
  <office:master-styles>
    <style:master-page style:name="MP0" style:page-layout-name="PL0">
      <style:header>
        <text:p text:style-name="P2"><text:span text:style-name="T3">das la</text:span><text:span text:style-name="T4">bo</text:span><text:span text:style-name="T5">r</text:span>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foo</meta:initial-creator>
    <dc:creator>blafoo</dc:creator>
    <meta:creation-date>2015-04-18T13:36:00Z</meta:creation-date>
    <dc:date>2015-04-18T13:36:00Z</dc:date>
    <meta:print-date>2015-04-17T23:09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32" meta:character-count="969" meta:row-count="6" meta:non-whitespace-character-count="838"/>
  </office:meta>
</office:document-meta>
</file>